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021in"/>
    </style:style>
    <style:style style:name="Table1.B" style:family="table-column">
      <style:table-column-properties style:column-width="2.1438in"/>
    </style:style>
    <style:style style:name="Table1.C" style:family="table-column">
      <style:table-column-properties style:column-width="1.759in"/>
    </style:style>
    <style:style style:name="Table1.D" style:family="table-column">
      <style:table-column-properties style:column-width="1.7201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29f0" style:font-weight-asian="bold"/>
    </style:style>
    <style:style style:name="P3" style:family="paragraph" style:parent-style-name="Standard">
      <style:text-properties fo:font-weight="bold" officeooo:paragraph-rsid="000829f0" style:font-weight-asian="bold" style:font-weight-complex="bold"/>
    </style:style>
    <style:style style:name="P4" style:family="paragraph" style:parent-style-name="Standard">
      <style:text-properties officeooo:paragraph-rsid="000829f0"/>
    </style:style>
    <style:style style:name="P5" style:family="paragraph" style:parent-style-name="Table_20_Contents">
      <style:text-properties officeooo:paragraph-rsid="002c0127"/>
    </style:style>
    <style:style style:name="P6" style:family="paragraph" style:parent-style-name="Table_20_Contents">
      <style:text-properties officeooo:paragraph-rsid="0026bf88"/>
    </style:style>
    <style:style style:name="P7" style:family="paragraph" style:parent-style-name="Table_20_Contents">
      <style:text-properties officeooo:paragraph-rsid="002e7af0"/>
    </style:style>
    <style:style style:name="P8" style:family="paragraph" style:parent-style-name="Text_20_body">
      <style:paragraph-properties fo:text-align="center" style:justify-single-word="false"/>
      <style:text-properties officeooo:paragraph-rsid="003040f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34383" style:font-size-asian="12pt" style:font-size-complex="12pt"/>
    </style:style>
    <style:style style:name="T6" style:family="text">
      <style:text-properties fo:font-size="12pt" officeooo:rsid="0019d3d4" style:font-size-asian="12pt" style:font-size-complex="12pt"/>
    </style:style>
    <style:style style:name="T7" style:family="text">
      <style:text-properties fo:font-size="12pt" officeooo:rsid="002bddb2" style:font-size-asian="12pt" style:font-size-complex="12pt"/>
    </style:style>
    <style:style style:name="T8" style:family="text">
      <style:text-properties fo:font-size="12pt" officeooo:rsid="003040f8" style:font-size-asian="12pt" style:font-size-complex="12pt"/>
    </style:style>
    <style:style style:name="T9" style:family="text">
      <style:text-properties fo:font-size="12pt" officeooo:rsid="0030bb86" style:font-size-asian="12pt" style:font-size-complex="12pt"/>
    </style:style>
    <style:style style:name="T10" style:family="text">
      <style:text-properties officeooo:rsid="0010d0c6"/>
    </style:style>
    <style:style style:name="T11" style:family="text">
      <style:text-properties officeooo:rsid="001391b1"/>
    </style:style>
    <style:style style:name="T12" style:family="text">
      <style:text-properties officeooo:rsid="001cc876"/>
    </style:style>
    <style:style style:name="T13" style:family="text">
      <style:text-properties officeooo:rsid="002c0127"/>
    </style:style>
    <style:style style:name="T14" style:family="text">
      <style:text-properties officeooo:rsid="002d3867"/>
    </style:style>
    <style:style style:name="T15" style:family="text">
      <style:text-properties officeooo:rsid="002151bf"/>
    </style:style>
    <style:style style:name="T16" style:family="text">
      <style:text-properties officeooo:rsid="0026bf88"/>
    </style:style>
    <style:style style:name="T17" style:family="text">
      <style:text-properties officeooo:rsid="002e7af0"/>
    </style:style>
    <style:style style:name="T18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4"><text:span text:style-name="T1">Materia: <text:tab/><text:tab/>T</text:span><text:span text:style-name="T2">erminología Especializada en Documentos de Tecnología e Ingeniería</text:span></text:p>
      <text:p text:style-name="P3">Curso:<text:tab/><text:tab/><text:tab/>IT062<text:span text:style-name="T10">7</text:span></text:p>
      <text:p text:style-name="P4"><text:span text:style-name="T1">Licenciatura: <text:tab/>I</text:span><text:span text:style-name="T2">nterpretación y Traduccíón</text:span></text:p>
      <text:p text:style-name="P2">Horario:<text:tab/><text:tab/>Jueves 16:00 – 19:00</text:p>
      <text:p text:style-name="P2">Grupo:<text:tab/><text:tab/>6A<text:span text:style-name="T12">2</text:span></text:p>
      <text:p text:style-name="P2"/>
      <text:p text:style-name="P8"><text:span text:style-name="Strong_20_Emphasis"><text:span text:style-name="T3">HW_</text:span></text:span><text:span text:style-name="Strong_20_Emphasis"><text:span text:style-name="T5">0</text:span></text:span><text:span text:style-name="Strong_20_Emphasis"><text:span text:style-name="T9">9</text:span></text:span><text:span text:style-name="Strong_20_Emphasis"><text:span text:style-name="T6">.1 </text:span></text:span><text:span text:style-name="Strong_20_Emphasis"><text:span text:style-name="T8">S</text:span></text:span><text:span text:style-name="Strong_20_Emphasis"><text:span text:style-name="T6">cientific Journal Article Evaluation and Translation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917956">
          <text:section text:style-name="Sect1" text:name="md-content-216499311">
            <text:p text:style-name="Standard"><text:span text:style-name="Strong_20_Emphasis"/></text:p>
            <text:section text:style-name="Sect1" text:name="md-content-253960772">
              <text:section text:style-name="Sect1" text:name="md-content-275392250">
                <text:section text:style-name="Sect1" text:name="md-content-283075278">
                  <text:section text:style-name="Sect1" text:name="md-content-291155433">
                    <table:table table:name="Table1" table:style-name="Table1">
                      <table:table-column table:style-name="Table1.A"/>
                      <table:table-column table:style-name="Table1.B"/>
                      <table:table-column table:style-name="Table1.C"/>
                      <table:table-column table:style-name="Table1.D"/>
                      <table:table-header-rows>
                        <table:table-row>
                          <table:table-cell table:style-name="Table1.A1" office:value-type="string">
                            <text:p text:style-name="Table_20_Heading">Criteria</text:p>
                          </table:table-cell>
                          <table:table-cell table:style-name="Table1.A1" office:value-type="string">
                            <text:p text:style-name="Table_20_Heading">3 Points</text:p>
                          </table:table-cell>
                          <table:table-cell table:style-name="Table1.A1" office:value-type="string">
                            <text:p text:style-name="Table_20_Heading">2 Points</text:p>
                          </table:table-cell>
                          <table:table-cell table:style-name="Table1.A1" office:value-type="string">
                            <text:p text:style-name="Table_20_Heading">1 Point</text:p>
                          </table:table-cell>
                        </table:table-row>
                      </table:table-header-rows>
                      <table:table-row>
                        <table:table-cell table:style-name="Table1.A1" office:value-type="string">
                          <text:p text:style-name="Table_20_Contents"><text:span text:style-name="Strong_20_Emphasis">Abstract, </text:span><text:span text:style-name="Strong_20_Emphasis"><text:span text:style-name="T13">Intro, Summary</text:span></text:span></text:p>
                          <text:p text:style-name="P7"><text:span text:style-name="Strong_20_Emphasis"><text:span text:style-name="T14">(3</text:span></text:span><text:span text:style-name="Strong_20_Emphasis"><text:span text:style-name="T17">x ==&gt;</text:span></text:span></text:p>
                          <text:p text:style-name="P7"><text:span text:style-name="Strong_20_Emphasis"><text:span text:style-name="T17">1x for each </text:span></text:span><text:span text:style-name="Strong_20_Emphasis"><text:span text:style-name="T14">journal article)</text:span></text:span></text:p>
                        </table:table-cell>
                        <table:table-cell table:style-name="Table1.A1" office:value-type="string">
                          <text:p text:style-name="Table_20_Contents">Accurate, precise Spanish translation that captures all key scientific nuances and technical terminology with near-native fluency</text:p>
                          <text:p text:style-name="Table_20_Contents"/>
                          <text:p text:style-name="P5">Comprehensive summary demonstrating deep understanding of research context, methodology, and significance; uses precise scientific language</text:p>
                          <text:p text:style-name="P5"/>
                          <text:p text:style-name="P5">Sophisticated synthesis of research findings, implications, and potential future research directions; demonstrates critical analytical thinking</text:p>
                        </table:table-cell>
                        <table:table-cell table:style-name="Table1.A1" office:value-type="string">
                          <text:p text:style-name="Table_20_Contents">Mostly accurate translation with minor linguistic or technical imprecisions</text:p>
                          <text:p text:style-name="Table_20_Contents"/>
                          <text:p text:style-name="P5">Adequate summary covering main points with some depth but lacking comprehensive analysis</text:p>
                          <text:p text:style-name="P5"/>
                          <text:p text:style-name="P5">Solid summary of primary conclusions with moderate analytical depth</text:p>
                        </table:table-cell>
                        <table:table-cell table:style-name="Table1.A1" office:value-type="string">
                          <text:p text:style-name="Table_20_Contents">Incomplete or significantly flawed translation that misses critical scientific meanings</text:p>
                          <text:p text:style-name="Table_20_Contents"/>
                          <text:p text:style-name="P5">Superficial summary missing critical research context or key methodological insights</text:p>
                          <text:p text:style-name="P5"/>
                          <text:p text:style-name="P5">Minimal or fragmented summary lacking substantive scientific interpretation</text:p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span text:style-name="Strong_20_Emphasis">Vocabulary</text:span></text:p>
                        </table:table-cell>
                        <table:table-cell table:style-name="Table1.A1" office:value-type="string">
                          <text:p text:style-name="Table_20_Contents">Demonstrates expert integration of all 40 specified technical terms with precise contextual application</text:p>
                        </table:table-cell>
                        <table:table-cell table:style-name="Table1.A1" office:value-type="string">
                          <text:p text:style-name="Table_20_Contents">Uses 25-35 technical terms accurately with some contextual understanding</text:p>
                        </table:table-cell>
                        <table:table-cell table:style-name="Table1.A1" office:value-type="string">
                          <text:p text:style-name="Table_20_Contents">Limited vocabulary usage (fewer than 24 terms) with minimal scientific precision</text:p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span text:style-name="Strong_20_Emphasis">Writ</text:span><text:span text:style-name="Strong_20_Emphasis"><text:span text:style-name="T15">ing Quality </text:span></text:span><text:span text:style-name="Strong_20_Emphasis"><text:span text:style-name="T16">and </text:span></text:span><text:span text:style-name="Strong_20_Emphasis"><text:span text:style-name="T15">Presentation</text:span></text:span></text:p>
                        </table:table-cell>
                        <table:table-cell table:style-name="Table1.A1" office:value-type="string">
                          <text:p text:style-name="Table_20_Contents">Exceptional clarity, perfect grammar, professional formatting; writing exceeds academic standards</text:p>
                        </table:table-cell>
                        <table:table-cell table:style-name="Table1.A1" office:value-type="string">
                          <text:p text:style-name="P6">Acceptable writing with some grammatical or structural issues</text:p>
                        </table:table-cell>
                        <table:table-cell table:style-name="Table1.A1" office:value-type="string">
                          <text:p text:style-name="P6">Poorly written; lacks coherence and professionalism</text:p>
                        </table:table-cell>
                      </table:table-row>
                    </table:table>
                    <text:p text:style-name="Text_20_body"><text:span text:style-name="Strong_20_Emphasis"/></text:p>
                    <text:p text:style-name="Text_20_body"/>
                    <text:p text:style-name="Text_20_body"/>
                  </text:section>
                  <text:p text:style-name="Text_20_body"/>
                </text:section>
              </text:section>
            </text:section>
          </text:section>
          <text:p text:style-name="Standard"><text:soft-page-break/><text:span text:style-name="Strong_20_Emphasis">A</text:span><text:span text:style-name="Strong_20_Emphasis"><text:span text:style-name="T11">ssignment</text:span></text:span></text:p>
          <text:p text:style-name="Standard">W_09.1<text:tab/>[Due: 10 Apr 2025]</text:p>
          <text:p text:style-name="Standard"/>
          <text:p text:style-name="Standard">Use the standard format EXCEPT for double-spaced text: text should be single-spaced. </text:p>
          <text:p text:style-name="Standard">If possible, print your assignment double-sided or duplex.</text:p>
          <text:p text:style-name="Standard">All materials for the assignment are in Class Materials &gt;&gt; ContentDocs_3P &gt;&gt; Papers_English</text:p>
          <text:p text:style-name="Standard"/>
          <text:p text:style-name="Standard">--- Task 1</text:p>
          <text:p text:style-name="Standard">Read/scan the following documents:</text:p>
          <text:p text:style-name="Standard"><text:tab/>a) "Lithium-ion battery components are at the nexus of sustainable energy and environmental release of per- and polyfluoroalkyl substances".pdf</text:p>
          <text:p text:style-name="Standard"><text:tab/>b) "Significantly wetter or drier future conditions for one to two thirds of the world’s </text:p>
          <text:p text:style-name="Standard"><text:tab/>population".pdf</text:p>
          <text:p text:style-name="Standard"><text:tab/>c) "Empirical assessment of ChatGPT’s answering capabilities in natural science and engineering".pdf</text:p>
          <text:p text:style-name="Standard"/>
          <text:p text:style-name="Standard">--- Task 2</text:p>
          <text:p text:style-name="Standard">Translate into Spanish:</text:p>
          <text:p text:style-name="Standard"><text:tab/>i) <text:s text:c="2"/>The Abstract from Document a) in Task 1</text:p>
          <text:p text:style-name="Standard"><text:tab/>ii) <text:s/>The Abstract from Document b) in Task 1</text:p>
          <text:p text:style-name="Standard"><text:tab/>iii) The Abstract, and a brief summary of the Discussion section from Document c) in Task 1</text:p>
          <text:p text:style-name="Standard"/>
          <text:p text:style-name="Standard">--- Task 3</text:p>
          <text:p text:style-name="Standard">Provide definitions in English and Spanish for the vocab below. Add any new terms to your dictionary.</text:p>
          <text:p text:style-name="Standard">Vocab (17):</text:p>
          <text:p text:style-name="Standard"><text:tab/>aggregated</text:p>
          <text:p text:style-name="Standard"><text:tab/>alkaline</text:p>
          <text:p text:style-name="Standard"><text:tab/>ANOVA</text:p>
          <text:p text:style-name="Standard"><text:tab/>anthropogenic</text:p>
          <text:p text:style-name="Standard"><text:tab/>bioaccumulation</text:p>
          <text:p text:style-name="Standard"><text:tab/>gradient</text:p>
          <text:p text:style-name="Standard"><text:tab/>groundwater</text:p>
          <text:p text:style-name="Standard"><text:tab/>hydrology</text:p>
          <text:p text:style-name="Standard"><text:tab/>Large Language Model</text:p>
          <text:p text:style-name="Standard"><text:tab/>leachate</text:p>
          <text:p text:style-name="Standard"><text:tab/>neurotoxic</text:p>
          <text:p text:style-name="Standard"><text:tab/>parasitology</text:p>
          <text:p text:style-name="Standard"><text:tab/>polymer</text:p>
          <text:p text:style-name="Standard"><text:tab/>recalcitrant</text:p>
          <text:p text:style-name="Standard"><text:tab/>scenario</text:p>
          <text:p text:style-name="Standard"><text:tab/>teratogenic</text:p>
          <text:p text:style-name="Standard"><text:tab/>toxicology</text:p>
          <text:p text:style-name="Standard"><text:tab/>uncertainty</text:p>
          <text:p text:style-name="Standard"><text:tab/>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8T15:25:37.924934680</dc:date>
    <meta:editing-duration>PT1H37M28S</meta:editing-duration>
    <meta:editing-cycles>46</meta:editing-cycles>
    <meta:generator>LibreOffice/7.3.7.2$Linux_X86_64 LibreOffice_project/30$Build-2</meta:generator>
    <meta:document-statistic meta:table-count="1" meta:image-count="1" meta:object-count="0" meta:page-count="2" meta:paragraph-count="70" meta:word-count="398" meta:character-count="2995" meta:non-whitespace-character-count="2623"/>
  </office:meta>
</office:document-meta>
</file>